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BGDHA+TimesNewRoman,Bold" svg:font-family="'LBGDHA+TimesNewRoman,Bold', 'Times New Roman'" style:font-family-generic="roman"/>
    <style:font-face style:name="Tahoma"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3.075in"/>
    </style:style>
    <style:style style:name="Table2.B" style:family="table-column">
      <style:table-column-properties style:column-width="3.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ing_20_2" style:master-page-name="Standard">
      <style:paragraph-properties fo:text-align="center" style:justify-single-word="false"/>
    </style:style>
    <style:style style:name="P2" style:family="paragraph" style:parent-style-name="Standard" style:list-style-name="WW8Num17"/>
    <style:style style:name="P3" style:family="paragraph" style:parent-style-name="Standard">
      <style:paragraph-properties style:snap-to-layout-grid="false"/>
    </style:style>
    <style:style style:name="P4" style:family="paragraph" style:parent-style-name="Standard">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text-align="center" style:justify-single-word="false"/>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PE FOUNDATION COMMITTER AGREEMENT</text:p>
      <text:p text:style-name="Standard"/>
      <text:p text:style-name="Standard">In order to obtain the ability to commit changes to a Zope Foundation source repository and become a Committer (a) your must meet the conditions established by the Zope Foundation for Committer status and, (b) you (and your employer, if any) must indicate your agreement to the terms below by completing and signing this agreement and returning it to the Zope Foundation at the address: </text:p>
      <text:p text:style-name="Standard"/>
      <text:p text:style-name="Standard">Zope Foundation, Incorporated</text:p>
      <text:p text:style-name="Standard">ATTN: Committer Agreements</text:p>
      <text:p text:style-name="Standard">c/o Zope Corporation</text:p>
      <text:p text:style-name="Standard">513 Prince Edward Street</text:p>
      <text:p text:style-name="Standard">Fredericksburg, VA</text:p>
      <text:p text:style-name="Standard">USA, 22401</text:p>
      <text:p text:style-name="Standard"/>
      <text:p text:style-name="Standard">You may also sign and return this Agreement to the Zope Foundation by fax at +1 703 995 0412. </text:p>
      <text:p text:style-name="Standard"/>
      <text:p text:style-name="Standard">This Agreement is made by and between ____________________________(write name of Committer) (“Committer”) and the Zope Foundation as of ________________ (write date here).</text:p>
      <text:p text:style-name="Standard"/>
      <text:list text:style-name="WW8Num17">
        <text:list-item>
          <text:p text:style-name="P2">Treatment of Account. Committer will not allow anyone other than the Committer to use the Zope.org username or source repository login to access a Zope Foundation source repository or other Zope.org systems. Should Committer become aware of any such use, Committer will immediately notify the Zope Foundation in the manner specified at the Zope.org website's Committer's instructions page. Until such notice is received, Committer will be presumed to have taken all actions made through Committer's account. The Zope Foundation will have complete control and discretion over capabilities assigned to Committer's account, and may disable Committer's account for any reason at any time. Committer's name and account will be visible worldwide via the Internet.<text:line-break/></text:p>
        </text:list-item>
        <text:list-item>
          <text:p text:style-name="P2">Legal Effect of Contribution. Upon committing a change or new work to the Zope source Repository (a "Contribution"), you agree to assign, and hereby do assign, a one-half interest of all right, title and interest in and to copyright and other intellectual property rights with respect to your new and original portions of the Contribution to the Zope Foundation. You and the Zope Foundation each agree that the other shall be free to exercise any and all exclusive rights in and to the Contribution, without accounting to one another, including without limitation, the right to license the Contribution to others under the Zope Public License. This agreement shall run with title to the Contribution. The Zope Foundation does not convey to you any right, title or interest in or to the Program or such portions of the Contribution that were taken from the Program. Your transmission of a password to the Zope source Repository and marks of identification within the Contribution itself constitute your authentication of intent to contribute and your assignment of the work in accordance with the provisions of this Agreement.<text:line-break/></text:p>
        </text:list-item>
        <text:list-item>
          <text:p text:style-name="P2">Committer represents that Committer is the original author of all Contributions made under this Agreement.<text:line-break/></text:p>
        </text:list-item>
        <text:list-item>
          <text:p text:style-name="P2">License Terms. Code, documentation and any related materials committed to the Zope source repository (Contribution(s)) must be governed by the Zope Public License (ZPL) or another license acceptable to the Zope Foundation in accordance with its Intellectual Property Policy. <text:s/>Committer will verify that Committed Code contains the text of another license acceptable to the Zope Foundation. Until the Zope Foundation declares in writing a license other than the Zope Public License, only the Zope Public License shall be used.<text:line-break/></text:p>
        </text:list-item>
        <text:list-item>
          <text:p text:style-name="P2">Cryptography. Committer understands that cryptographic code may be subject to government regulations with which the Zope Foundation and/or entities using Committed Code must comply. Any code which contains any of the items listed below must either be checked-in to Zope module explicitly identified as containing cryptography, or must not be checked-in until the Zope Foundation staff has been notified and has approved such contribution in writing:<text:line-break/></text:p>
          <text:list>
            <text:list-item>
              <text:p text:style-name="P2">Cryptographic capabilities or features; or </text:p>
            </text:list-item>
            <text:list-item>
              <text:p text:style-name="P2">Calls to cryptographic features; or </text:p>
            </text:list-item>
            <text:list-item>
              <text:p text:style-name="P2">User interface elements which provide context relating to cryptography; or</text:p>
            </text:list-item>
            <text:list-item>
              <text:p text:style-name="P2">Code which may, under casual inspection, appear to be cryptographic. <text:line-break/></text:p>
            </text:list-item>
          </text:list>
        </text:list-item>
        <text:list-item>
          <text:p text:style-name="P2">Notices. Committer confirms that any notices required will be included in any Committed Code.<text:line-break/></text:p>
        </text:list-item>
        <text:list-item>
          <text:p text:style-name="P2">Committer Acceptance:<text:line-break/></text:p>
        </text:list-item>
      </text:list>
      <table:table table:name="Table1" table:style-name="Table1">
        <table:table-column table:style-name="Table1.A"/>
        <table:table-column table:style-name="Table1.B"/>
        <table:table-row table:style-name="Table1.1">
          <table:table-cell table:style-name="Table1.A1" office:value-type="string">
            <text:p text:style-name="P3">Committer Name:</text:p>
          </table:table-cell>
          <table:table-cell table:style-name="Table1.B1" office:value-type="string">
            <text:p text:style-name="P3"/>
          </table:table-cell>
        </table:table-row>
        <table:table-row table:style-name="Table1.1">
          <table:table-cell table:style-name="Table1.A2" office:value-type="string">
            <text:p text:style-name="P3">Zope.org Username:</text:p>
          </table:table-cell>
          <table:table-cell table:style-name="Table1.B2" office:value-type="string">
            <text:p text:style-name="P3"/>
          </table:table-cell>
        </table:table-row>
        <table:table-row table:style-name="Table1.1">
          <table:table-cell table:style-name="Table1.A2" office:value-type="string">
            <text:p text:style-name="P3">Title:</text:p>
          </table:table-cell>
          <table:table-cell table:style-name="Table1.B2" office:value-type="string">
            <text:p text:style-name="P3"/>
          </table:table-cell>
        </table:table-row>
        <table:table-row table:style-name="Table1.1">
          <table:table-cell table:style-name="Table1.A2" office:value-type="string">
            <text:p text:style-name="P3">Company Name:</text:p>
          </table:table-cell>
          <table:table-cell table:style-name="Table1.B2" office:value-type="string">
            <text:p text:style-name="P3"/>
          </table:table-cell>
        </table:table-row>
        <table:table-row table:style-name="Table1.1">
          <table:table-cell table:style-name="Table1.A2" office:value-type="string">
            <text:p text:style-name="P3">Email Address:</text:p>
          </table:table-cell>
          <table:table-cell table:style-name="Table1.B2" office:value-type="string">
            <text:p text:style-name="P3"/>
          </table:table-cell>
        </table:table-row>
        <table:table-row table:style-name="Table1.1">
          <table:table-cell table:style-name="Table1.A2" office:value-type="string">
            <text:p text:style-name="P3">Phone Number:</text:p>
          </table:table-cell>
          <table:table-cell table:style-name="Table1.B2" office:value-type="string">
            <text:p text:style-name="P3"/>
          </table:table-cell>
        </table:table-row>
        <table:table-row table:style-name="Table1.1">
          <table:table-cell table:style-name="Table1.A2" office:value-type="string">
            <text:p text:style-name="P3">Date Signed:</text:p>
          </table:table-cell>
          <table:table-cell table:style-name="Table1.B2" office:value-type="string">
            <text:p text:style-name="P3"/>
          </table:table-cell>
        </table:table-row>
        <table:table-row table:style-name="Table1.1">
          <table:table-cell table:style-name="Table1.A2" office:value-type="string">
            <text:p text:style-name="P3">Signature:</text:p>
          </table:table-cell>
          <table:table-cell table:style-name="Table1.B2" office:value-type="string">
            <text:p text:style-name="P3"/>
            <text:p text:style-name="Standard"/>
            <text:p text:style-name="P4"/>
            <text:p text:style-name="P5">(signature)</text:p>
            <text:p text:style-name="Standard"/>
          </table:table-cell>
        </table:table-row>
      </table:table>
      <text:p text:style-name="Standard"/>
      <text:list text:style-name="WW8Num17" text:continue-numbering="true">
        <text:list-item>
          <text:p text:style-name="P2">Employer IP Release: <text:s/>The undersigned represents that s/he is an authorized representative of [INSERT EMPLOYER NAME] with the authority to enter into this Agreement. [INSERT EMPLOYER NAME] hereby disclaims all copyright interest in the code written by [INSERT NAME OF COMMITTER] for the program [INSERT NAME OF PROGRAM, COMPONENT | Zope] including original Program code and documentation and support files, changes and enhancements to the Program and files, and any future modifications of the Program and files. <text:s/>We do not consider the code as work made for hire for us. [INSERT EMPLOYER NAME] affirms that it has no other intellectual property interest that would undermine this release, or the use of the Program, and will do nothing to undermine it in the future.<text:line-break/></text:p>
        </text:list-item>
      </text:list>
      <table:table table:name="Table2" table:style-name="Table2">
        <table:table-column table:style-name="Table2.A"/>
        <table:table-column table:style-name="Table2.B"/>
        <table:table-row table:style-name="Table2.1">
          <table:table-cell table:style-name="Table2.A1" office:value-type="string">
            <text:p text:style-name="P3">Employer Representative Name:</text:p>
          </table:table-cell>
          <table:table-cell table:style-name="Table2.B1" office:value-type="string">
            <text:p text:style-name="P3"/>
          </table:table-cell>
        </table:table-row>
        <table:table-row table:style-name="Table2.1">
          <table:table-cell table:style-name="Table2.A2" office:value-type="string">
            <text:p text:style-name="P3">Title:</text:p>
          </table:table-cell>
          <table:table-cell table:style-name="Table2.B2" office:value-type="string">
            <text:p text:style-name="P3"/>
          </table:table-cell>
        </table:table-row>
        <table:table-row table:style-name="Table2.1">
          <table:table-cell table:style-name="Table2.A2" office:value-type="string">
            <text:p text:style-name="P3">Company Name:</text:p>
          </table:table-cell>
          <table:table-cell table:style-name="Table2.B2" office:value-type="string">
            <text:p text:style-name="P3"/>
          </table:table-cell>
        </table:table-row>
        <table:table-row table:style-name="Table2.1">
          <table:table-cell table:style-name="Table2.A2" office:value-type="string">
            <text:p text:style-name="P3">Email Address:</text:p>
          </table:table-cell>
          <table:table-cell table:style-name="Table2.B2" office:value-type="string">
            <text:p text:style-name="P3"/>
          </table:table-cell>
        </table:table-row>
        <table:table-row table:style-name="Table2.1">
          <table:table-cell table:style-name="Table2.A2" office:value-type="string">
            <text:p text:style-name="P3">Phone Number:</text:p>
          </table:table-cell>
          <table:table-cell table:style-name="Table2.B2" office:value-type="string">
            <text:p text:style-name="P3"/>
          </table:table-cell>
        </table:table-row>
        <table:table-row table:style-name="Table2.1">
          <table:table-cell table:style-name="Table2.A2" office:value-type="string">
            <text:p text:style-name="P3">Date Signed:</text:p>
          </table:table-cell>
          <table:table-cell table:style-name="Table2.B2" office:value-type="string">
            <text:p text:style-name="P3"/>
          </table:table-cell>
        </table:table-row>
        <table:table-row table:style-name="Table2.1">
          <table:table-cell table:style-name="Table2.A2" office:value-type="string">
            <text:p text:style-name="P3">Signature:</text:p>
          </table:table-cell>
          <table:table-cell table:style-name="Table2.B2" office:value-type="string">
            <text:p text:style-name="P3"/>
            <text:p text:style-name="Standard"/>
            <text:p text:style-name="P4"/>
            <text:p text:style-name="P5">(signature)</text:p>
            <text:p text:style-name="Standard"/>
          </table:table-cell>
        </table:table-row>
      </table:table>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BGDHA+TimesNewRoman,Bold" svg:font-family="'LBGDHA+TimesNewRoman,Bold', 'Times New Roman'" style:font-family-generic="roman"/>
    <style:font-face style:name="Tahoma"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left="0in" fo:margin-right="0in" fo:margin-top="0in" fo:margin-bottom="0.1665in" fo:text-align="justify" style:justify-single-word="false" fo:text-indent="0.5in" style:auto-text-indent="false"/>
      <style:text-properties style:font-name="CG 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M10" style:family="paragraph" style:parent-style-name="Standard" style:next-style-name="Standard">
      <style:paragraph-properties fo:margin-top="0in" fo:margin-bottom="0.1654in" fo:orphans="0" fo:widows="0" style:text-autospace="none"/>
      <style:text-properties style:font-name="LBGDHA+TimesNewRoman,Bold"/>
    </style:style>
    <style:style style:name="WW-Default" style:family="paragraph">
      <style:paragraph-properties fo:orphans="0" fo:widows="0" style:text-autospace="none"/>
      <style:text-properties fo:color="#000000" style:font-name="LBGDHA+TimesNewRoman,Bold" fo:font-size="12pt" fo:language="en" fo:country="US" style:font-name-asian="Times New Roman" style:font-size-asian="12pt" style:font-name-complex="Times New Roman" style:font-size-complex="12pt"/>
    </style:style>
    <style:style style:name="CM6" style:family="paragraph" style:parent-style-name="WW-Default" style:next-style-name="WW-Default">
      <style:paragraph-properties style:line-height-at-least="0.1917in"/>
      <style:text-properties fo:color="#000000"/>
    </style:style>
    <style:style style:name="CM1" style:family="paragraph" style:parent-style-name="WW-Default" style:next-style-name="WW-Default">
      <style:text-properties fo:color="#000000"/>
    </style:style>
    <style:style style:name="CM2" style:family="paragraph" style:parent-style-name="WW-Default" style:next-style-name="WW-Default">
      <style:text-properties fo:color="#000000"/>
    </style:style>
    <style:style style:name="CM3" style:family="paragraph" style:parent-style-name="WW-Default" style:next-style-name="WW-Default">
      <style:paragraph-properties style:line-height-at-least="0.1917in"/>
      <style:text-properties fo:color="#000000"/>
    </style:style>
    <style:style style:name="CM4" style:family="paragraph" style:parent-style-name="WW-Default" style:next-style-name="WW-Default">
      <style:paragraph-properties style:line-height-at-least="0.1917in"/>
      <style:text-properties fo:color="#000000"/>
    </style:style>
    <style:style style:name="CM5" style:family="paragraph" style:parent-style-name="WW-Default" style:next-style-name="WW-Default">
      <style:paragraph-properties style:line-height-at-least="0.1917in"/>
      <style:text-properties fo:color="#000000"/>
    </style:style>
    <style:style style:name="CM7" style:family="paragraph" style:parent-style-name="WW-Default" style:next-style-name="WW-Default">
      <style:paragraph-properties style:line-height-at-least="0.1917in"/>
      <style:text-properties fo:color="#000000"/>
    </style:style>
    <style:style style:name="CM8" style:family="paragraph" style:parent-style-name="WW-Default" style:next-style-name="WW-Default">
      <style:paragraph-properties style:line-height-at-least="0.1917in"/>
      <style:text-properties fo:color="#000000"/>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age_20_Number" style:display-name="Page Number" style:family="text" style:parent-style-name="Default_20_Paragraph_20_Fon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format="1"/>
      <text:list-level-style-number text:level="2" style:num-format="1"/>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left="0in" fo:padding-right="0in" fo:padding-top="0in" fo:padding-bottom="0.0138in" fo:border-left="none" fo:border-right="none" fo:border-top="none" fo:border-bottom="0.0138in solid #000000">
        <style:tab-stops>
          <style:tab-stop style:position="3in" style:type="center"/>
          <style:tab-stop style:position="4.7228in"/>
          <style:tab-stop style:position="6in" style:type="right"/>
        </style:tab-stops>
      </style:paragraph-properties>
      <style:text-properties fo:font-size="8pt" style:font-size-asian="8pt"/>
    </style:style>
    <style:style style:name="P2" style:family="paragraph" style:parent-style-name="Footer">
      <style:paragraph-properties>
        <style:tab-stops>
          <style:tab-stop style:position="3in" style:type="center"/>
          <style:tab-stop style:position="4.7228in"/>
          <style:tab-stop style:position="6in" style:type="right"/>
        </style:tab-stops>
      </style:paragraph-properties>
    </style:style>
    <style:style style:name="P3" style:family="paragraph" style:parent-style-name="Footer">
      <style:paragraph-properties>
        <style:tab-stops>
          <style:tab-stop style:position="3in" style:type="center"/>
          <style:tab-stop style:position="4.7228in"/>
          <style:tab-stop style:position="6in" style:type="right"/>
        </style:tab-stops>
      </style:paragraph-properties>
      <style:text-properties fo:font-size="8pt" style:font-size-asian="8pt"/>
    </style:style>
    <style:style style:name="T1" style:family="text">
      <style:text-properties fo:font-size="8pt" style:font-size-asian="8pt"/>
    </style:style>
    <style:style style:name="T2" style:family="text" style:parent-style-name="Page_20_Number">
      <style:text-properties fo:font-size="8pt" style:font-size-asian="8pt"/>
    </style:style>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pm1">
      <style:footer>
        <text:p text:style-name="P1"/>
        <text:p text:style-name="P2"><text:span text:style-name="T1">Zope Foundation Committer Agreement<text:tab/><text:tab/><text:tab/>Page </text:span><text:span text:style-name="T2"><text:page-number text:select-page="current">3</text:page-number></text:span><text:span text:style-name="T2"> of </text:span><text:span text:style-name="T2"><text:page-count style:num-format="1">3</text:page-count></text:span></text:p>
        <text:p text:style-name="P3">Version 20060329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ZOPE FOUNDATION BY LAWS</dc:title>
    <meta:initial-creator>Hadar Pedhazur</meta:initial-creator>
    <meta:creation-date>2005-09-14T09:04:00</meta:creation-date>
    <dc:creator>Rob Page</dc:creator>
    <dc:date>2006-03-29T17:31:00</dc:date>
    <meta:print-date>2006-03-29T17:31:00</meta:print-date>
    <dc:language>en-US</dc:language>
    <meta:editing-cycles>65</meta:editing-cycles>
    <meta:editing-duration>PT6H8M0S</meta:editing-duration>
    <meta:user-defined meta:name="Info 1"/>
    <meta:user-defined meta:name="Info 2"/>
    <meta:user-defined meta:name="Info 3"/>
    <meta:user-defined meta:name="Info 4"/>
    <meta:document-statistic meta:table-count="2" meta:image-count="0" meta:object-count="0" meta:page-count="3" meta:paragraph-count="42" meta:word-count="794" meta:character-count="5175"/>
  </office:meta>
</office:document-meta>
</file>